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FOR LOOP</text:p>
          </table:table-cell>
          <table:table-cell office:value-type="string">
            <text:p>LOG i</text:p>
          </table:table-cell>
          <table:table-cell office:value-type="string">
            <text:p>Position</text:p>
          </table:table-cell>
          <table:table-cell office:value-type="string">
            <text:p>Inverted</text:p>
          </table:table-cell>
          <table:table-cell/>
          <table:table-cell office:value-type="string">
            <text:p>Frequenc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4000/1024" office:value-type="float" office:value="23.4375">
            <text:p>23,43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LOG([.A5];10)" office:value-type="float" office:value="0">
            <text:p>0</text:p>
          </table:table-cell>
          <table:table-cell table:formula="of:=[.B5]*512" office:value-type="float" office:value="0">
            <text:p>0</text:p>
          </table:table-cell>
          <table:table-cell table:formula="of:=1024-[.C5]" office:value-type="float" office:value="1024">
            <text:p>1024</text:p>
          </table:table-cell>
          <table:table-cell/>
          <table:table-cell table:formula="of:=[.D5]*[.$G$3]" office:value-type="float" office:value="24000">
            <text:p>24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LOG([.A6];10)" office:value-type="float" office:value="0.301029995663981">
            <text:p>0,3010299957</text:p>
          </table:table-cell>
          <table:table-cell table:formula="of:=[.B6]*512" office:value-type="float" office:value="154.127357779958">
            <text:p>154,12735778</text:p>
          </table:table-cell>
          <table:table-cell table:formula="of:=1024-[.C6]" office:value-type="float" office:value="869.872642220042">
            <text:p>869,87264222</text:p>
          </table:table-cell>
          <table:table-cell/>
          <table:table-cell table:formula="of:=[.D6]*[.$G$3]" office:value-type="float" office:value="20387.6400520322">
            <text:p>20387,640052032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LOG([.A7];10)" office:value-type="float" office:value="0.477121254719662">
            <text:p>0,4771212547</text:p>
          </table:table-cell>
          <table:table-cell table:formula="of:=[.B7]*512" office:value-type="float" office:value="244.286082416467">
            <text:p>244,2860824165</text:p>
          </table:table-cell>
          <table:table-cell table:formula="of:=1024-[.C7]" office:value-type="float" office:value="779.713917583533">
            <text:p>779,7139175835</text:p>
          </table:table-cell>
          <table:table-cell/>
          <table:table-cell table:formula="of:=[.D7]*[.$G$3]" office:value-type="float" office:value="18274.5449433641">
            <text:p>18274,544943364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LOG([.A8];10)" office:value-type="float" office:value="0.602059991327962">
            <text:p>0,6020599913</text:p>
          </table:table-cell>
          <table:table-cell table:formula="of:=[.B8]*512" office:value-type="float" office:value="308.254715559917">
            <text:p>308,2547155599</text:p>
          </table:table-cell>
          <table:table-cell table:formula="of:=1024-[.C8]" office:value-type="float" office:value="715.745284440083">
            <text:p>715,7452844401</text:p>
          </table:table-cell>
          <table:table-cell/>
          <table:table-cell table:formula="of:=[.D8]*[.$G$3]" office:value-type="float" office:value="16775.2801040645">
            <text:p>16775,280104064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LOG([.A9];10)" office:value-type="float" office:value="0.698970004336019">
            <text:p>0,6989700043</text:p>
          </table:table-cell>
          <table:table-cell table:formula="of:=[.B9]*512" office:value-type="float" office:value="357.872642220042">
            <text:p>357,87264222</text:p>
          </table:table-cell>
          <table:table-cell table:formula="of:=1024-[.C9]" office:value-type="float" office:value="666.127357779958">
            <text:p>666,12735778</text:p>
          </table:table-cell>
          <table:table-cell/>
          <table:table-cell table:formula="of:=[.D9]*[.$G$3]" office:value-type="float" office:value="15612.3599479678">
            <text:p>15612,359947967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LOG([.A10];10)" office:value-type="float" office:value="0.778151250383644">
            <text:p>0,7781512504</text:p>
          </table:table-cell>
          <table:table-cell table:formula="of:=[.B10]*512" office:value-type="float" office:value="398.413440196425">
            <text:p>398,4134401964</text:p>
          </table:table-cell>
          <table:table-cell table:formula="of:=1024-[.C10]" office:value-type="float" office:value="625.586559803575">
            <text:p>625,5865598036</text:p>
          </table:table-cell>
          <table:table-cell/>
          <table:table-cell table:formula="of:=[.D10]*[.$G$3]" office:value-type="float" office:value="14662.1849953963">
            <text:p>14662,184995396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LOG([.A11];10)" office:value-type="float" office:value="0.845098040014257">
            <text:p>0,84509804</text:p>
          </table:table-cell>
          <table:table-cell table:formula="of:=[.B11]*512" office:value-type="float" office:value="432.690196487299">
            <text:p>432,6901964873</text:p>
          </table:table-cell>
          <table:table-cell table:formula="of:=1024-[.C11]" office:value-type="float" office:value="591.309803512701">
            <text:p>591,3098035127</text:p>
          </table:table-cell>
          <table:table-cell/>
          <table:table-cell table:formula="of:=[.D11]*[.$G$3]" office:value-type="float" office:value="13858.8235198289">
            <text:p>13858,823519828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LOG([.A12];10)" office:value-type="float" office:value="0.903089986991943">
            <text:p>0,903089987</text:p>
          </table:table-cell>
          <table:table-cell table:formula="of:=[.B12]*512" office:value-type="float" office:value="462.382073339875">
            <text:p>462,3820733399</text:p>
          </table:table-cell>
          <table:table-cell table:formula="of:=1024-[.C12]" office:value-type="float" office:value="561.617926660125">
            <text:p>561,6179266601</text:p>
          </table:table-cell>
          <table:table-cell/>
          <table:table-cell table:formula="of:=[.D12]*[.$G$3]" office:value-type="float" office:value="13162.9201560967">
            <text:p>13162,920156096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LOG([.A13];10)" office:value-type="float" office:value="0.954242509439325">
            <text:p>0,9542425094</text:p>
          </table:table-cell>
          <table:table-cell table:formula="of:=[.B13]*512" office:value-type="float" office:value="488.572164832934">
            <text:p>488,5721648329</text:p>
          </table:table-cell>
          <table:table-cell table:formula="of:=1024-[.C13]" office:value-type="float" office:value="535.427835167066">
            <text:p>535,4278351671</text:p>
          </table:table-cell>
          <table:table-cell/>
          <table:table-cell table:formula="of:=[.D13]*[.$G$3]" office:value-type="float" office:value="12549.0898867281">
            <text:p>12549,089886728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LOG([.A14];10)" office:value-type="float" office:value="1">
            <text:p>1</text:p>
          </table:table-cell>
          <table:table-cell table:formula="of:=[.B14]*512" office:value-type="float" office:value="512">
            <text:p>512</text:p>
          </table:table-cell>
          <table:table-cell table:formula="of:=1024-[.C14]" office:value-type="float" office:value="512">
            <text:p>512</text:p>
          </table:table-cell>
          <table:table-cell/>
          <table:table-cell table:formula="of:=[.D14]*[.$G$3]" office:value-type="float" office:value="12000">
            <text:p>12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LOG([.A15];10)" office:value-type="float" office:value="1.04139268515823">
            <text:p>1,0413926852</text:p>
          </table:table-cell>
          <table:table-cell table:formula="of:=[.B15]*512" office:value-type="float" office:value="533.193054801011">
            <text:p>533,193054801</text:p>
          </table:table-cell>
          <table:table-cell table:formula="of:=1024-[.C15]" office:value-type="float" office:value="490.806945198989">
            <text:p>490,806945199</text:p>
          </table:table-cell>
          <table:table-cell/>
          <table:table-cell table:formula="of:=[.D15]*[.$G$3]" office:value-type="float" office:value="11503.2877781013">
            <text:p>11503,28777810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LOG([.A16];10)" office:value-type="float" office:value="1.07918124604762">
            <text:p>1,079181246</text:p>
          </table:table-cell>
          <table:table-cell table:formula="of:=[.B16]*512" office:value-type="float" office:value="552.540797976384">
            <text:p>552,5407979764</text:p>
          </table:table-cell>
          <table:table-cell table:formula="of:=1024-[.C16]" office:value-type="float" office:value="471.459202023616">
            <text:p>471,4592020236</text:p>
          </table:table-cell>
          <table:table-cell/>
          <table:table-cell table:formula="of:=[.D16]*[.$G$3]" office:value-type="float" office:value="11049.8250474285">
            <text:p>11049,825047428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LOG([.A17];10)" office:value-type="float" office:value="1.11394335230684">
            <text:p>1,1139433523</text:p>
          </table:table-cell>
          <table:table-cell table:formula="of:=[.B17]*512" office:value-type="float" office:value="570.3389963811">
            <text:p>570,3389963811</text:p>
          </table:table-cell>
          <table:table-cell table:formula="of:=1024-[.C17]" office:value-type="float" office:value="453.6610036189">
            <text:p>453,6610036189</text:p>
          </table:table-cell>
          <table:table-cell/>
          <table:table-cell table:formula="of:=[.D17]*[.$G$3]" office:value-type="float" office:value="10632.679772318">
            <text:p>10632,6797723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LOG([.A18];10)" office:value-type="float" office:value="1.14612803567824">
            <text:p>1,1461280357</text:p>
          </table:table-cell>
          <table:table-cell table:formula="of:=[.B18]*512" office:value-type="float" office:value="586.817554267258">
            <text:p>586,8175542673</text:p>
          </table:table-cell>
          <table:table-cell table:formula="of:=1024-[.C18]" office:value-type="float" office:value="437.182445732742">
            <text:p>437,1824457327</text:p>
          </table:table-cell>
          <table:table-cell/>
          <table:table-cell table:formula="of:=[.D18]*[.$G$3]" office:value-type="float" office:value="10246.4635718611">
            <text:p>10246,46357186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LOG([.A19];10)" office:value-type="float" office:value="1.17609125905568">
            <text:p>1,1760912591</text:p>
          </table:table-cell>
          <table:table-cell table:formula="of:=[.B19]*512" office:value-type="float" office:value="602.158724636509">
            <text:p>602,1587246365</text:p>
          </table:table-cell>
          <table:table-cell table:formula="of:=1024-[.C19]" office:value-type="float" office:value="421.841275363491">
            <text:p>421,8412753635</text:p>
          </table:table-cell>
          <table:table-cell/>
          <table:table-cell table:formula="of:=[.D19]*[.$G$3]" office:value-type="float" office:value="9886.90489133183">
            <text:p>9886,90489133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LOG([.A20];10)" office:value-type="float" office:value="1.20411998265592">
            <text:p>1,2041199827</text:p>
          </table:table-cell>
          <table:table-cell table:formula="of:=[.B20]*512" office:value-type="float" office:value="616.509431119833">
            <text:p>616,5094311198</text:p>
          </table:table-cell>
          <table:table-cell table:formula="of:=1024-[.C20]" office:value-type="float" office:value="407.490568880167">
            <text:p>407,4905688802</text:p>
          </table:table-cell>
          <table:table-cell/>
          <table:table-cell table:formula="of:=[.D20]*[.$G$3]" office:value-type="float" office:value="9550.56020812891">
            <text:p>9550,56020812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LOG([.A21];10)" office:value-type="float" office:value="1.23044892137827">
            <text:p>1,2304489214</text:p>
          </table:table-cell>
          <table:table-cell table:formula="of:=[.B21]*512" office:value-type="float" office:value="629.989847745676">
            <text:p>629,9898477457</text:p>
          </table:table-cell>
          <table:table-cell table:formula="of:=1024-[.C21]" office:value-type="float" office:value="394.010152254324">
            <text:p>394,0101522543</text:p>
          </table:table-cell>
          <table:table-cell/>
          <table:table-cell table:formula="of:=[.D21]*[.$G$3]" office:value-type="float" office:value="9234.61294346071">
            <text:p>9234,612943460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LOG([.A22];10)" office:value-type="float" office:value="1.25527250510331">
            <text:p>1,2552725051</text:p>
          </table:table-cell>
          <table:table-cell table:formula="of:=[.B22]*512" office:value-type="float" office:value="642.699522612893">
            <text:p>642,6995226129</text:p>
          </table:table-cell>
          <table:table-cell table:formula="of:=1024-[.C22]" office:value-type="float" office:value="381.300477387107">
            <text:p>381,3004773871</text:p>
          </table:table-cell>
          <table:table-cell/>
          <table:table-cell table:formula="of:=[.D22]*[.$G$3]" office:value-type="float" office:value="8936.72993876033">
            <text:p>8936,72993876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LOG([.A23];10)" office:value-type="float" office:value="1.27875360095283">
            <text:p>1,278753601</text:p>
          </table:table-cell>
          <table:table-cell table:formula="of:=[.B23]*512" office:value-type="float" office:value="654.721843687848">
            <text:p>654,7218436878</text:p>
          </table:table-cell>
          <table:table-cell table:formula="of:=1024-[.C23]" office:value-type="float" office:value="369.278156312152">
            <text:p>369,2781563122</text:p>
          </table:table-cell>
          <table:table-cell/>
          <table:table-cell table:formula="of:=[.D23]*[.$G$3]" office:value-type="float" office:value="8654.95678856605">
            <text:p>8654,95678856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LOG([.A24];10)" office:value-type="float" office:value="1.30102999566398">
            <text:p>1,3010299957</text:p>
          </table:table-cell>
          <table:table-cell table:formula="of:=[.B24]*512" office:value-type="float" office:value="666.127357779958">
            <text:p>666,12735778</text:p>
          </table:table-cell>
          <table:table-cell table:formula="of:=1024-[.C24]" office:value-type="float" office:value="357.872642220042">
            <text:p>357,87264222</text:p>
          </table:table-cell>
          <table:table-cell/>
          <table:table-cell table:formula="of:=[.D24]*[.$G$3]" office:value-type="float" office:value="8387.64005203223">
            <text:p>8387,640052032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LOG([.A25];10)" office:value-type="float" office:value="1.32221929473392">
            <text:p>1,3222192947</text:p>
          </table:table-cell>
          <table:table-cell table:formula="of:=[.B25]*512" office:value-type="float" office:value="676.976278903767">
            <text:p>676,9762789038</text:p>
          </table:table-cell>
          <table:table-cell table:formula="of:=1024-[.C25]" office:value-type="float" office:value="347.023721096233">
            <text:p>347,0237210962</text:p>
          </table:table-cell>
          <table:table-cell/>
          <table:table-cell table:formula="of:=[.D25]*[.$G$3]" office:value-type="float" office:value="8133.36846319297">
            <text:p>8133,36846319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LOG([.A26];10)" office:value-type="float" office:value="1.34242268082221">
            <text:p>1,3424226808</text:p>
          </table:table-cell>
          <table:table-cell table:formula="of:=[.B26]*512" office:value-type="float" office:value="687.32041258097">
            <text:p>687,320412581</text:p>
          </table:table-cell>
          <table:table-cell table:formula="of:=1024-[.C26]" office:value-type="float" office:value="336.67958741903">
            <text:p>336,679587419</text:p>
          </table:table-cell>
          <table:table-cell/>
          <table:table-cell table:formula="of:=[.D26]*[.$G$3]" office:value-type="float" office:value="7890.92783013353">
            <text:p>7890,927830133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LOG([.A27];10)" office:value-type="float" office:value="1.36172783601759">
            <text:p>1,361727836</text:p>
          </table:table-cell>
          <table:table-cell table:formula="of:=[.B27]*512" office:value-type="float" office:value="697.204652041008">
            <text:p>697,204652041</text:p>
          </table:table-cell>
          <table:table-cell table:formula="of:=1024-[.C27]" office:value-type="float" office:value="326.795347958992">
            <text:p>326,795347959</text:p>
          </table:table-cell>
          <table:table-cell/>
          <table:table-cell table:formula="of:=[.D27]*[.$G$3]" office:value-type="float" office:value="7659.26596778889">
            <text:p>7659,265967788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LOG([.A28];10)" office:value-type="float" office:value="1.38021124171161">
            <text:p>1,3802112417</text:p>
          </table:table-cell>
          <table:table-cell table:formula="of:=[.B28]*512" office:value-type="float" office:value="706.668155756342">
            <text:p>706,6681557563</text:p>
          </table:table-cell>
          <table:table-cell table:formula="of:=1024-[.C28]" office:value-type="float" office:value="317.331844243658">
            <text:p>317,3318442437</text:p>
          </table:table-cell>
          <table:table-cell/>
          <table:table-cell table:formula="of:=[.D28]*[.$G$3]" office:value-type="float" office:value="7437.46509946073">
            <text:p>7437,465099460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LOG([.A29];10)" office:value-type="float" office:value="1.39794000867204">
            <text:p>1,3979400087</text:p>
          </table:table-cell>
          <table:table-cell table:formula="of:=[.B29]*512" office:value-type="float" office:value="715.745284440083">
            <text:p>715,7452844401</text:p>
          </table:table-cell>
          <table:table-cell table:formula="of:=1024-[.C29]" office:value-type="float" office:value="308.254715559917">
            <text:p>308,2547155599</text:p>
          </table:table-cell>
          <table:table-cell/>
          <table:table-cell table:formula="of:=[.D29]*[.$G$3]" office:value-type="float" office:value="7224.71989593555">
            <text:p>7224,719895935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LOG([.A30];10)" office:value-type="float" office:value="1.41497334797082">
            <text:p>1,414973348</text:p>
          </table:table-cell>
          <table:table-cell table:formula="of:=[.B30]*512" office:value-type="float" office:value="724.466354161059">
            <text:p>724,4663541611</text:p>
          </table:table-cell>
          <table:table-cell table:formula="of:=1024-[.C30]" office:value-type="float" office:value="299.533645838941">
            <text:p>299,5336458389</text:p>
          </table:table-cell>
          <table:table-cell/>
          <table:table-cell table:formula="of:=[.D30]*[.$G$3]" office:value-type="float" office:value="7020.31982435018">
            <text:p>7020,31982435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LOG([.A31];10)" office:value-type="float" office:value="1.43136376415899">
            <text:p>1,4313637642</text:p>
          </table:table-cell>
          <table:table-cell table:formula="of:=[.B31]*512" office:value-type="float" office:value="732.858247249401">
            <text:p>732,8582472494</text:p>
          </table:table-cell>
          <table:table-cell table:formula="of:=1024-[.C31]" office:value-type="float" office:value="291.141752750599">
            <text:p>291,1417527506</text:p>
          </table:table-cell>
          <table:table-cell/>
          <table:table-cell table:formula="of:=[.D31]*[.$G$3]" office:value-type="float" office:value="6823.63483009215">
            <text:p>6823,634830092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LOG([.A32];10)" office:value-type="float" office:value="1.44715803134222">
            <text:p>1,4471580313</text:p>
          </table:table-cell>
          <table:table-cell table:formula="of:=[.B32]*512" office:value-type="float" office:value="740.944912047216">
            <text:p>740,9449120472</text:p>
          </table:table-cell>
          <table:table-cell table:formula="of:=1024-[.C32]" office:value-type="float" office:value="283.055087952784">
            <text:p>283,0550879528</text:p>
          </table:table-cell>
          <table:table-cell/>
          <table:table-cell table:formula="of:=[.D32]*[.$G$3]" office:value-type="float" office:value="6634.10362389337">
            <text:p>6634,103623893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LOG([.A33];10)" office:value-type="float" office:value="1.46239799789896">
            <text:p>1,4623979979</text:p>
          </table:table-cell>
          <table:table-cell table:formula="of:=[.B33]*512" office:value-type="float" office:value="748.747774924266">
            <text:p>748,7477749243</text:p>
          </table:table-cell>
          <table:table-cell table:formula="of:=1024-[.C33]" office:value-type="float" office:value="275.252225075734">
            <text:p>275,2522250757</text:p>
          </table:table-cell>
          <table:table-cell/>
          <table:table-cell table:formula="of:=[.D33]*[.$G$3]" office:value-type="float" office:value="6451.22402521253">
            <text:p>6451,224025212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LOG([.A34];10)" office:value-type="float" office:value="1.47712125471966">
            <text:p>1,4771212547</text:p>
          </table:table-cell>
          <table:table-cell table:formula="of:=[.B34]*512" office:value-type="float" office:value="756.286082416467">
            <text:p>756,2860824165</text:p>
          </table:table-cell>
          <table:table-cell table:formula="of:=1024-[.C34]" office:value-type="float" office:value="267.713917583533">
            <text:p>267,7139175835</text:p>
          </table:table-cell>
          <table:table-cell/>
          <table:table-cell table:formula="of:=[.D34]*[.$G$3]" office:value-type="float" office:value="6274.54494336405">
            <text:p>6274,544943364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LOG([.A35];10)" office:value-type="float" office:value="1.49136169383427">
            <text:p>1,4913616938</text:p>
          </table:table-cell>
          <table:table-cell table:formula="of:=[.B35]*512" office:value-type="float" office:value="763.577187243148">
            <text:p>763,5771872431</text:p>
          </table:table-cell>
          <table:table-cell table:formula="of:=1024-[.C35]" office:value-type="float" office:value="260.422812756852">
            <text:p>260,4228127569</text:p>
          </table:table-cell>
          <table:table-cell/>
          <table:table-cell table:formula="of:=[.D35]*[.$G$3]" office:value-type="float" office:value="6103.65967398873">
            <text:p>6103,659673988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LOG([.A36];10)" office:value-type="float" office:value="1.50514997831991">
            <text:p>1,5051499783</text:p>
          </table:table-cell>
          <table:table-cell table:formula="of:=[.B36]*512" office:value-type="float" office:value="770.636788899792">
            <text:p>770,6367888998</text:p>
          </table:table-cell>
          <table:table-cell table:formula="of:=1024-[.C36]" office:value-type="float" office:value="253.363211100208">
            <text:p>253,3632111002</text:p>
          </table:table-cell>
          <table:table-cell/>
          <table:table-cell table:formula="of:=[.D36]*[.$G$3]" office:value-type="float" office:value="5938.20026016113">
            <text:p>5938,200260161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LOG([.A37];10)" office:value-type="float" office:value="1.51851393987789">
            <text:p>1,5185139399</text:p>
          </table:table-cell>
          <table:table-cell table:formula="of:=[.B37]*512" office:value-type="float" office:value="777.479137217478">
            <text:p>777,4791372175</text:p>
          </table:table-cell>
          <table:table-cell table:formula="of:=1024-[.C37]" office:value-type="float" office:value="246.520862782522">
            <text:p>246,5208627825</text:p>
          </table:table-cell>
          <table:table-cell/>
          <table:table-cell table:formula="of:=[.D37]*[.$G$3]" office:value-type="float" office:value="5777.83272146535">
            <text:p>5777,8327214654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LOG([.A38];10)" office:value-type="float" office:value="1.53147891704226">
            <text:p>1,531478917</text:p>
          </table:table-cell>
          <table:table-cell table:formula="of:=[.B38]*512" office:value-type="float" office:value="784.117205525635">
            <text:p>784,1172055256</text:p>
          </table:table-cell>
          <table:table-cell table:formula="of:=1024-[.C38]" office:value-type="float" office:value="239.882794474365">
            <text:p>239,8827944744</text:p>
          </table:table-cell>
          <table:table-cell/>
          <table:table-cell table:formula="of:=[.D38]*[.$G$3]" office:value-type="float" office:value="5622.25299549294">
            <text:p>5622,252995492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LOG([.A39];10)" office:value-type="float" office:value="1.54406804435028">
            <text:p>1,5440680444</text:p>
          </table:table-cell>
          <table:table-cell table:formula="of:=[.B39]*512" office:value-type="float" office:value="790.562838707341">
            <text:p>790,5628387073</text:p>
          </table:table-cell>
          <table:table-cell table:formula="of:=1024-[.C39]" office:value-type="float" office:value="233.437161292659">
            <text:p>233,4371612927</text:p>
          </table:table-cell>
          <table:table-cell/>
          <table:table-cell table:formula="of:=[.D39]*[.$G$3]" office:value-type="float" office:value="5471.18346779669">
            <text:p>5471,183467796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LOG([.A40];10)" office:value-type="float" office:value="1.55630250076729">
            <text:p>1,5563025008</text:p>
          </table:table-cell>
          <table:table-cell table:formula="of:=[.B40]*512" office:value-type="float" office:value="796.826880392851">
            <text:p>796,8268803929</text:p>
          </table:table-cell>
          <table:table-cell table:formula="of:=1024-[.C40]" office:value-type="float" office:value="227.173119607149">
            <text:p>227,1731196071</text:p>
          </table:table-cell>
          <table:table-cell/>
          <table:table-cell table:formula="of:=[.D40]*[.$G$3]" office:value-type="float" office:value="5324.36999079256">
            <text:p>5324,369990792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LOG([.A41];10)" office:value-type="float" office:value="1.56820172406699">
            <text:p>1,5682017241</text:p>
          </table:table-cell>
          <table:table-cell table:formula="of:=[.B41]*512" office:value-type="float" office:value="802.919282722301">
            <text:p>802,9192827223</text:p>
          </table:table-cell>
          <table:table-cell table:formula="of:=1024-[.C41]" office:value-type="float" office:value="221.080717277699">
            <text:p>221,0807172777</text:p>
          </table:table-cell>
          <table:table-cell/>
          <table:table-cell table:formula="of:=[.D41]*[.$G$3]" office:value-type="float" office:value="5181.57931119606">
            <text:p>5181,579311196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LOG([.A42];10)" office:value-type="float" office:value="1.57978359661681">
            <text:p>1,5797835966</text:p>
          </table:table-cell>
          <table:table-cell table:formula="of:=[.B42]*512" office:value-type="float" office:value="808.849201467807">
            <text:p>808,8492014678</text:p>
          </table:table-cell>
          <table:table-cell table:formula="of:=1024-[.C42]" office:value-type="float" office:value="215.150798532193">
            <text:p>215,1507985322</text:p>
          </table:table-cell>
          <table:table-cell/>
          <table:table-cell table:formula="of:=[.D42]*[.$G$3]" office:value-type="float" office:value="5042.59684059828">
            <text:p>5042,596840598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LOG([.A43];10)" office:value-type="float" office:value="1.5910646070265">
            <text:p>1,591064607</text:p>
          </table:table-cell>
          <table:table-cell table:formula="of:=[.B43]*512" office:value-type="float" office:value="814.625078797568">
            <text:p>814,6250787976</text:p>
          </table:table-cell>
          <table:table-cell table:formula="of:=1024-[.C43]" office:value-type="float" office:value="209.374921202432">
            <text:p>209,3749212024</text:p>
          </table:table-cell>
          <table:table-cell/>
          <table:table-cell table:formula="of:=[.D43]*[.$G$3]" office:value-type="float" office:value="4907.22471568201">
            <text:p>4907,22471568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LOG([.A44];10)" office:value-type="float" office:value="1.60205999132796">
            <text:p>1,6020599913</text:p>
          </table:table-cell>
          <table:table-cell table:formula="of:=[.B44]*512" office:value-type="float" office:value="820.254715559917">
            <text:p>820,2547155599</text:p>
          </table:table-cell>
          <table:table-cell table:formula="of:=1024-[.C44]" office:value-type="float" office:value="203.745284440083">
            <text:p>203,7452844401</text:p>
          </table:table-cell>
          <table:table-cell/>
          <table:table-cell table:formula="of:=[.D44]*[.$G$3]" office:value-type="float" office:value="4775.28010406445">
            <text:p>4775,280104064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LOG([.A45];10)" office:value-type="float" office:value="1.61278385671974">
            <text:p>1,6127838567</text:p>
          </table:table-cell>
          <table:table-cell table:formula="of:=[.B45]*512" office:value-type="float" office:value="825.745334640505">
            <text:p>825,7453346405</text:p>
          </table:table-cell>
          <table:table-cell table:formula="of:=1024-[.C45]" office:value-type="float" office:value="198.254665359495">
            <text:p>198,2546653595</text:p>
          </table:table-cell>
          <table:table-cell/>
          <table:table-cell table:formula="of:=[.D45]*[.$G$3]" office:value-type="float" office:value="4646.59371936317">
            <text:p>4646,593719363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LOG([.A46];10)" office:value-type="float" office:value="1.6232492903979">
            <text:p>1,6232492904</text:p>
          </table:table-cell>
          <table:table-cell table:formula="of:=[.B46]*512" office:value-type="float" office:value="831.103636683725">
            <text:p>831,1036366837</text:p>
          </table:table-cell>
          <table:table-cell table:formula="of:=1024-[.C46]" office:value-type="float" office:value="192.896363316275">
            <text:p>192,8963633163</text:p>
          </table:table-cell>
          <table:table-cell/>
          <table:table-cell table:formula="of:=[.D46]*[.$G$3]" office:value-type="float" office:value="4521.0085152252">
            <text:p>4521,008515225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LOG([.A47];10)" office:value-type="float" office:value="1.63346845557959">
            <text:p>1,6334684556</text:p>
          </table:table-cell>
          <table:table-cell table:formula="of:=[.B47]*512" office:value-type="float" office:value="836.335849256748">
            <text:p>836,3358492567</text:p>
          </table:table-cell>
          <table:table-cell table:formula="of:=1024-[.C47]" office:value-type="float" office:value="187.664150743252">
            <text:p>187,6641507433</text:p>
          </table:table-cell>
          <table:table-cell/>
          <table:table-cell table:formula="of:=[.D47]*[.$G$3]" office:value-type="float" office:value="4398.37853304496">
            <text:p>4398,37853304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LOG([.A48];10)" office:value-type="float" office:value="1.64345267648619">
            <text:p>1,6434526765</text:p>
          </table:table-cell>
          <table:table-cell table:formula="of:=[.B48]*512" office:value-type="float" office:value="841.447770360928">
            <text:p>841,4477703609</text:p>
          </table:table-cell>
          <table:table-cell table:formula="of:=1024-[.C48]" office:value-type="float" office:value="182.552229639072">
            <text:p>182,5522296391</text:p>
          </table:table-cell>
          <table:table-cell/>
          <table:table-cell table:formula="of:=[.D48]*[.$G$3]" office:value-type="float" office:value="4278.56788216575">
            <text:p>4278,567882165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LOG([.A49];10)" office:value-type="float" office:value="1.65321251377534">
            <text:p>1,6532125138</text:p>
          </table:table-cell>
          <table:table-cell table:formula="of:=[.B49]*512" office:value-type="float" office:value="846.444807052976">
            <text:p>846,444807053</text:p>
          </table:table-cell>
          <table:table-cell table:formula="of:=1024-[.C49]" office:value-type="float" office:value="177.555192947024">
            <text:p>177,555192947</text:p>
          </table:table-cell>
          <table:table-cell/>
          <table:table-cell table:formula="of:=[.D49]*[.$G$3]" office:value-type="float" office:value="4161.44983469588">
            <text:p>4161,449834695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LOG([.A50];10)" office:value-type="float" office:value="1.66275783168157">
            <text:p>1,6627578317</text:p>
          </table:table-cell>
          <table:table-cell table:formula="of:=[.B50]*512" office:value-type="float" office:value="851.332009820966">
            <text:p>851,332009821</text:p>
          </table:table-cell>
          <table:table-cell table:formula="of:=1024-[.C50]" office:value-type="float" office:value="172.667990179034">
            <text:p>172,667990179</text:p>
          </table:table-cell>
          <table:table-cell/>
          <table:table-cell table:formula="of:=[.D50]*[.$G$3]" office:value-type="float" office:value="4046.90601982111">
            <text:p>4046,906019821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LOG([.A51];10)" office:value-type="float" office:value="1.67209785793572">
            <text:p>1,6720978579</text:p>
          </table:table-cell>
          <table:table-cell table:formula="of:=[.B51]*512" office:value-type="float" office:value="856.114103263087">
            <text:p>856,1141032631</text:p>
          </table:table-cell>
          <table:table-cell table:formula="of:=1024-[.C51]" office:value-type="float" office:value="167.885896736913">
            <text:p>167,8858967369</text:p>
          </table:table-cell>
          <table:table-cell/>
          <table:table-cell table:formula="of:=[.D51]*[.$G$3]" office:value-type="float" office:value="3934.82570477139">
            <text:p>3934,825704771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LOG([.A52];10)" office:value-type="float" office:value="1.68124123737559">
            <text:p>1,6812412374</text:p>
          </table:table-cell>
          <table:table-cell table:formula="of:=[.B52]*512" office:value-type="float" office:value="860.795513536301">
            <text:p>860,7955135363</text:p>
          </table:table-cell>
          <table:table-cell table:formula="of:=1024-[.C52]" office:value-type="float" office:value="163.204486463699">
            <text:p>163,2044864637</text:p>
          </table:table-cell>
          <table:table-cell/>
          <table:table-cell table:formula="of:=[.D52]*[.$G$3]" office:value-type="float" office:value="3825.10515149295">
            <text:p>3825,10515149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LOG([.A53];10)" office:value-type="float" office:value="1.69019608002851">
            <text:p>1,69019608</text:p>
          </table:table-cell>
          <table:table-cell table:formula="of:=[.B53]*512" office:value-type="float" office:value="865.380392974599">
            <text:p>865,3803929746</text:p>
          </table:table-cell>
          <table:table-cell table:formula="of:=1024-[.C53]" office:value-type="float" office:value="158.619607025401">
            <text:p>158,6196070254</text:p>
          </table:table-cell>
          <table:table-cell/>
          <table:table-cell table:formula="of:=[.D53]*[.$G$3]" office:value-type="float" office:value="3717.64703965784">
            <text:p>3717,647039657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LOG([.A54];10)" office:value-type="float" office:value="1.69897000433602">
            <text:p>1,6989700043</text:p>
          </table:table-cell>
          <table:table-cell table:formula="of:=[.B54]*512" office:value-type="float" office:value="869.872642220042">
            <text:p>869,87264222</text:p>
          </table:table-cell>
          <table:table-cell table:formula="of:=1024-[.C54]" office:value-type="float" office:value="154.127357779959">
            <text:p>154,12735778</text:p>
          </table:table-cell>
          <table:table-cell/>
          <table:table-cell table:formula="of:=[.D54]*[.$G$3]" office:value-type="float" office:value="3612.35994796778">
            <text:p>3612,359947967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LOG([.A55];10)" office:value-type="float" office:value="1.70757017609794">
            <text:p>1,7075701761</text:p>
          </table:table-cell>
          <table:table-cell table:formula="of:=[.B55]*512" office:value-type="float" office:value="874.275930162143">
            <text:p>874,2759301621</text:p>
          </table:table-cell>
          <table:table-cell table:formula="of:=1024-[.C55]" office:value-type="float" office:value="149.724069837857">
            <text:p>149,7240698379</text:p>
          </table:table-cell>
          <table:table-cell/>
          <table:table-cell table:formula="of:=[.D55]*[.$G$3]" office:value-type="float" office:value="3509.15788682476">
            <text:p>3509,157886824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LOG([.A56];10)" office:value-type="float" office:value="1.7160033436348">
            <text:p>1,7160033436</text:p>
          </table:table-cell>
          <table:table-cell table:formula="of:=[.B56]*512" office:value-type="float" office:value="878.593711941017">
            <text:p>878,593711941</text:p>
          </table:table-cell>
          <table:table-cell table:formula="of:=1024-[.C56]" office:value-type="float" office:value="145.406288058983">
            <text:p>145,406288059</text:p>
          </table:table-cell>
          <table:table-cell/>
          <table:table-cell table:formula="of:=[.D56]*[.$G$3]" office:value-type="float" office:value="3407.95987638241">
            <text:p>3407,959876382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LOG([.A57];10)" office:value-type="float" office:value="1.72427586960079">
            <text:p>1,7242758696</text:p>
          </table:table-cell>
          <table:table-cell table:formula="of:=[.B57]*512" office:value-type="float" office:value="882.829245235604">
            <text:p>882,8292452356</text:p>
          </table:table-cell>
          <table:table-cell table:formula="of:=1024-[.C57]" office:value-type="float" office:value="141.170754764396">
            <text:p>141,1707547644</text:p>
          </table:table-cell>
          <table:table-cell/>
          <table:table-cell table:formula="of:=[.D57]*[.$G$3]" office:value-type="float" office:value="3308.68956479053">
            <text:p>3308,689564790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LOG([.A58];10)" office:value-type="float" office:value="1.73239375982297">
            <text:p>1,7323937598</text:p>
          </table:table-cell>
          <table:table-cell table:formula="of:=[.B58]*512" office:value-type="float" office:value="886.98560502936">
            <text:p>886,9856050294</text:p>
          </table:table-cell>
          <table:table-cell table:formula="of:=1024-[.C58]" office:value-type="float" office:value="137.01439497064">
            <text:p>137,0143949706</text:p>
          </table:table-cell>
          <table:table-cell/>
          <table:table-cell table:formula="of:=[.D58]*[.$G$3]" office:value-type="float" office:value="3211.27488212438">
            <text:p>3211,274882124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LOG([.A59];10)" office:value-type="float" office:value="1.74036268949424">
            <text:p>1,7403626895</text:p>
          </table:table-cell>
          <table:table-cell table:formula="of:=[.B59]*512" office:value-type="float" office:value="891.065697021053">
            <text:p>891,0656970211</text:p>
          </table:table-cell>
          <table:table-cell table:formula="of:=1024-[.C59]" office:value-type="float" office:value="132.934302978947">
            <text:p>132,9343029789</text:p>
          </table:table-cell>
          <table:table-cell/>
          <table:table-cell table:formula="of:=[.D59]*[.$G$3]" office:value-type="float" office:value="3115.64772606907">
            <text:p>3115,647726069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LOG([.A60];10)" office:value-type="float" office:value="1.7481880270062">
            <text:p>1,748188027</text:p>
          </table:table-cell>
          <table:table-cell table:formula="of:=[.B60]*512" office:value-type="float" office:value="895.072269827175">
            <text:p>895,0722698272</text:p>
          </table:table-cell>
          <table:table-cell table:formula="of:=1024-[.C60]" office:value-type="float" office:value="128.927730172825">
            <text:p>128,9277301728</text:p>
          </table:table-cell>
          <table:table-cell/>
          <table:table-cell table:formula="of:=[.D60]*[.$G$3]" office:value-type="float" office:value="3021.74367592559">
            <text:p>3021,743675925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LOG([.A61];10)" office:value-type="float" office:value="1.75587485567249">
            <text:p>1,7558748557</text:p>
          </table:table-cell>
          <table:table-cell table:formula="of:=[.B61]*512" office:value-type="float" office:value="899.007926104316">
            <text:p>899,0079261043</text:p>
          </table:table-cell>
          <table:table-cell table:formula="of:=1024-[.C61]" office:value-type="float" office:value="124.992073895684">
            <text:p>124,9920738957</text:p>
          </table:table-cell>
          <table:table-cell/>
          <table:table-cell table:formula="of:=[.D61]*[.$G$3]" office:value-type="float" office:value="2929.5017319301">
            <text:p>2929,501731930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LOG([.A62];10)" office:value-type="float" office:value="1.76342799356294">
            <text:p>1,7634279936</text:p>
          </table:table-cell>
          <table:table-cell table:formula="of:=[.B62]*512" office:value-type="float" office:value="902.875132704224">
            <text:p>902,8751327042</text:p>
          </table:table-cell>
          <table:table-cell table:formula="of:=1024-[.C62]" office:value-type="float" office:value="121.124867295776">
            <text:p>121,1248672958</text:p>
          </table:table-cell>
          <table:table-cell/>
          <table:table-cell table:formula="of:=[.D62]*[.$G$3]" office:value-type="float" office:value="2838.86407724475">
            <text:p>2838,864077244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LOG([.A63];10)" office:value-type="float" office:value="1.77085201164214">
            <text:p>1,7708520116</text:p>
          </table:table-cell>
          <table:table-cell table:formula="of:=[.B63]*512" office:value-type="float" office:value="906.676229960778">
            <text:p>906,6762299608</text:p>
          </table:table-cell>
          <table:table-cell table:formula="of:=1024-[.C63]" office:value-type="float" office:value="117.323770039222">
            <text:p>117,3237700392</text:p>
          </table:table-cell>
          <table:table-cell/>
          <table:table-cell table:formula="of:=[.D63]*[.$G$3]" office:value-type="float" office:value="2749.77586029427">
            <text:p>2749,775860294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LOG([.A64];10)" office:value-type="float" office:value="1.77815125038364">
            <text:p>1,7781512504</text:p>
          </table:table-cell>
          <table:table-cell table:formula="of:=[.B64]*512" office:value-type="float" office:value="910.413440196425">
            <text:p>910,4134401964</text:p>
          </table:table-cell>
          <table:table-cell table:formula="of:=1024-[.C64]" office:value-type="float" office:value="113.586559803575">
            <text:p>113,5865598036</text:p>
          </table:table-cell>
          <table:table-cell/>
          <table:table-cell table:formula="of:=[.D64]*[.$G$3]" office:value-type="float" office:value="2662.18499539628">
            <text:p>2662,184995396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LOG([.A65];10)" office:value-type="float" office:value="1.78532983501077">
            <text:p>1,785329835</text:p>
          </table:table-cell>
          <table:table-cell table:formula="of:=[.B65]*512" office:value-type="float" office:value="914.088875525513">
            <text:p>914,0888755255</text:p>
          </table:table-cell>
          <table:table-cell table:formula="of:=1024-[.C65]" office:value-type="float" office:value="109.911124474487">
            <text:p>109,9111244745</text:p>
          </table:table-cell>
          <table:table-cell/>
          <table:table-cell table:formula="of:=[.D65]*[.$G$3]" office:value-type="float" office:value="2576.0419798708">
            <text:p>2576,041979870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LOG([.A66];10)" office:value-type="float" office:value="1.79239168949825">
            <text:p>1,7923916895</text:p>
          </table:table-cell>
          <table:table-cell table:formula="of:=[.B66]*512" office:value-type="float" office:value="917.704545023106">
            <text:p>917,7045450231</text:p>
          </table:table-cell>
          <table:table-cell table:formula="of:=1024-[.C66]" office:value-type="float" office:value="106.295454976894">
            <text:p>106,2954549769</text:p>
          </table:table-cell>
          <table:table-cell/>
          <table:table-cell table:formula="of:=[.D66]*[.$G$3]" office:value-type="float" office:value="2491.29972602096">
            <text:p>2491,29972602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LOG([.A67];10)" office:value-type="float" office:value="1.79934054945358">
            <text:p>1,7993405495</text:p>
          </table:table-cell>
          <table:table-cell table:formula="of:=[.B67]*512" office:value-type="float" office:value="921.262361320234">
            <text:p>921,2623613202</text:p>
          </table:table-cell>
          <table:table-cell table:formula="of:=1024-[.C67]" office:value-type="float" office:value="102.737638679766">
            <text:p>102,7376386798</text:p>
          </table:table-cell>
          <table:table-cell/>
          <table:table-cell table:formula="of:=[.D67]*[.$G$3]" office:value-type="float" office:value="2407.91340655702">
            <text:p>2407,91340655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LOG([.A68];10)" office:value-type="float" office:value="1.80617997398389">
            <text:p>1,806179974</text:p>
          </table:table-cell>
          <table:table-cell table:formula="of:=[.B68]*512" office:value-type="float" office:value="924.76414667975">
            <text:p>924,7641466798</text:p>
          </table:table-cell>
          <table:table-cell table:formula="of:=1024-[.C68]" office:value-type="float" office:value="99.2358533202499">
            <text:p>99,2358533203</text:p>
          </table:table-cell>
          <table:table-cell/>
          <table:table-cell table:formula="of:=[.D68]*[.$G$3]" office:value-type="float" office:value="2325.84031219336">
            <text:p>2325,840312193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LOG([.A69];10)" office:value-type="float" office:value="1.81291335664286">
            <text:p>1,8129133566</text:p>
          </table:table-cell>
          <table:table-cell table:formula="of:=[.B69]*512" office:value-type="float" office:value="928.211638601142">
            <text:p>928,2116386011</text:p>
          </table:table-cell>
          <table:table-cell table:formula="of:=1024-[.C69]" office:value-type="float" office:value="95.7883613988581">
            <text:p>95,7883613989</text:p>
          </table:table-cell>
          <table:table-cell/>
          <table:table-cell table:formula="of:=[.D69]*[.$G$3]" office:value-type="float" office:value="2245.03972028574">
            <text:p>2245,039720285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LOG([.A70];10)" office:value-type="float" office:value="1.81954393554187">
            <text:p>1,8195439355</text:p>
          </table:table-cell>
          <table:table-cell table:formula="of:=[.B70]*512" office:value-type="float" office:value="931.606494997437">
            <text:p>931,6064949974</text:p>
          </table:table-cell>
          <table:table-cell table:formula="of:=1024-[.C70]" office:value-type="float" office:value="92.3935050025634">
            <text:p>92,3935050026</text:p>
          </table:table-cell>
          <table:table-cell/>
          <table:table-cell table:formula="of:=[.D70]*[.$G$3]" office:value-type="float" office:value="2165.47277349758">
            <text:p>2165,472773497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LOG([.A71];10)" office:value-type="float" office:value="1.82607480270083">
            <text:p>1,8260748027</text:p>
          </table:table-cell>
          <table:table-cell table:formula="of:=[.B71]*512" office:value-type="float" office:value="934.950298982823">
            <text:p>934,9502989828</text:p>
          </table:table-cell>
          <table:table-cell table:formula="of:=1024-[.C71]" office:value-type="float" office:value="89.049701017177">
            <text:p>89,0497010172</text:p>
          </table:table-cell>
          <table:table-cell/>
          <table:table-cell table:formula="of:=[.D71]*[.$G$3]" office:value-type="float" office:value="2087.10236759009">
            <text:p>2087,10236759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LOG([.A72];10)" office:value-type="float" office:value="1.83250891270624">
            <text:p>1,8325089127</text:p>
          </table:table-cell>
          <table:table-cell table:formula="of:=[.B72]*512" office:value-type="float" office:value="938.244563305593">
            <text:p>938,2445633056</text:p>
          </table:table-cell>
          <table:table-cell table:formula="of:=1024-[.C72]" office:value-type="float" office:value="85.7554366944071">
            <text:p>85,7554366944</text:p>
          </table:table-cell>
          <table:table-cell/>
          <table:table-cell table:formula="of:=[.D72]*[.$G$3]" office:value-type="float" office:value="2009.89304752517">
            <text:p>2009,893047525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LOG([.A73];10)" office:value-type="float" office:value="1.83884909073726">
            <text:p>1,8388490907</text:p>
          </table:table-cell>
          <table:table-cell table:formula="of:=[.B73]*512" office:value-type="float" office:value="941.490734457475">
            <text:p>941,4907344575</text:p>
          </table:table-cell>
          <table:table-cell table:formula="of:=1024-[.C73]" office:value-type="float" office:value="82.5092655425253">
            <text:p>82,5092655425</text:p>
          </table:table-cell>
          <table:table-cell/>
          <table:table-cell table:formula="of:=[.D73]*[.$G$3]" office:value-type="float" office:value="1933.81091115294">
            <text:p>1933,810911152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LOG([.A74];10)" office:value-type="float" office:value="1.84509804001426">
            <text:p>1,84509804</text:p>
          </table:table-cell>
          <table:table-cell table:formula="of:=[.B74]*512" office:value-type="float" office:value="944.6901964873">
            <text:p>944,6901964873</text:p>
          </table:table-cell>
          <table:table-cell table:formula="of:=1024-[.C74]" office:value-type="float" office:value="79.3098035127005">
            <text:p>79,3098035127</text:p>
          </table:table-cell>
          <table:table-cell/>
          <table:table-cell table:formula="of:=[.D74]*[.$G$3]" office:value-type="float" office:value="1858.82351982892">
            <text:p>1858,823519828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LOG([.A75];10)" office:value-type="float" office:value="1.85125834871908">
            <text:p>1,8512583487</text:p>
          </table:table-cell>
          <table:table-cell table:formula="of:=[.B75]*512" office:value-type="float" office:value="947.844274544166">
            <text:p>947,8442745442</text:p>
          </table:table-cell>
          <table:table-cell table:formula="of:=1024-[.C75]" office:value-type="float" office:value="76.1557254558336">
            <text:p>76,1557254558</text:p>
          </table:table-cell>
          <table:table-cell/>
          <table:table-cell table:formula="of:=[.D75]*[.$G$3]" office:value-type="float" office:value="1784.8998153711">
            <text:p>1784,899815371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LOG([.A76];10)" office:value-type="float" office:value="1.85733249643127">
            <text:p>1,8573324964</text:p>
          </table:table-cell>
          <table:table-cell table:formula="of:=[.B76]*512" office:value-type="float" office:value="950.954238172809">
            <text:p>950,9542381728</text:p>
          </table:table-cell>
          <table:table-cell table:formula="of:=1024-[.C76]" office:value-type="float" office:value="73.0457618271906">
            <text:p>73,0457618272</text:p>
          </table:table-cell>
          <table:table-cell/>
          <table:table-cell table:formula="of:=[.D76]*[.$G$3]" office:value-type="float" office:value="1712.01004282478">
            <text:p>1712,010042824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LOG([.A77];10)" office:value-type="float" office:value="1.86332286012046">
            <text:p>1,8633228601</text:p>
          </table:table-cell>
          <table:table-cell table:formula="of:=[.B77]*512" office:value-type="float" office:value="954.021304381673">
            <text:p>954,0213043817</text:p>
          </table:table-cell>
          <table:table-cell table:formula="of:=1024-[.C77]" office:value-type="float" office:value="69.9786956183267">
            <text:p>69,9786956183</text:p>
          </table:table-cell>
          <table:table-cell/>
          <table:table-cell table:formula="of:=[.D77]*[.$G$3]" office:value-type="float" office:value="1640.12567855453">
            <text:p>1640,125678554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LOG([.A78];10)" office:value-type="float" office:value="1.86923171973098">
            <text:p>1,8692317197</text:p>
          </table:table-cell>
          <table:table-cell table:formula="of:=[.B78]*512" office:value-type="float" office:value="957.04664050226">
            <text:p>957,0466405023</text:p>
          </table:table-cell>
          <table:table-cell table:formula="of:=1024-[.C78]" office:value-type="float" office:value="66.9533594977402">
            <text:p>66,9533594977</text:p>
          </table:table-cell>
          <table:table-cell/>
          <table:table-cell table:formula="of:=[.D78]*[.$G$3]" office:value-type="float" office:value="1569.21936322829">
            <text:p>1569,219363228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LOG([.A79];10)" office:value-type="float" office:value="1.8750612633917">
            <text:p>1,8750612634</text:p>
          </table:table-cell>
          <table:table-cell table:formula="of:=[.B79]*512" office:value-type="float" office:value="960.03136685655">
            <text:p>960,0313668566</text:p>
          </table:table-cell>
          <table:table-cell table:formula="of:=1024-[.C79]" office:value-type="float" office:value="63.9686331434498">
            <text:p>63,9686331434</text:p>
          </table:table-cell>
          <table:table-cell/>
          <table:table-cell table:formula="of:=[.D79]*[.$G$3]" office:value-type="float" office:value="1499.2648392996">
            <text:p>1499,264839299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LOG([.A80];10)" office:value-type="float" office:value="1.88081359228079">
            <text:p>1,8808135923</text:p>
          </table:table-cell>
          <table:table-cell table:formula="of:=[.B80]*512" office:value-type="float" office:value="962.976559247765">
            <text:p>962,9765592478</text:p>
          </table:table-cell>
          <table:table-cell table:formula="of:=1024-[.C80]" office:value-type="float" office:value="61.0234407522349">
            <text:p>61,0234407522</text:p>
          </table:table-cell>
          <table:table-cell/>
          <table:table-cell table:formula="of:=[.D80]*[.$G$3]" office:value-type="float" office:value="1430.23689263051">
            <text:p>1430,236892630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LOG([.A81];10)" office:value-type="float" office:value="1.88649072517248">
            <text:p>1,8864907252</text:p>
          </table:table-cell>
          <table:table-cell table:formula="of:=[.B81]*512" office:value-type="float" office:value="965.883251288311">
            <text:p>965,8832512883</text:p>
          </table:table-cell>
          <table:table-cell table:formula="of:=1024-[.C81]" office:value-type="float" office:value="58.1167487116893">
            <text:p>58,1167487117</text:p>
          </table:table-cell>
          <table:table-cell/>
          <table:table-cell table:formula="of:=[.D81]*[.$G$3]" office:value-type="float" office:value="1362.11129793022">
            <text:p>1362,111297930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LOG([.A82];10)" office:value-type="float" office:value="1.89209460269048">
            <text:p>1,8920946027</text:p>
          </table:table-cell>
          <table:table-cell table:formula="of:=[.B82]*512" office:value-type="float" office:value="968.752436577526">
            <text:p>968,7524365775</text:p>
          </table:table-cell>
          <table:table-cell table:formula="of:=1024-[.C82]" office:value-type="float" office:value="55.2475634224742">
            <text:p>55,2475634225</text:p>
          </table:table-cell>
          <table:table-cell/>
          <table:table-cell table:formula="of:=[.D82]*[.$G$3]" office:value-type="float" office:value="1294.86476771424">
            <text:p>1294,864767714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LOG([.A83];10)" office:value-type="float" office:value="1.89762709129044">
            <text:p>1,8976270913</text:p>
          </table:table-cell>
          <table:table-cell table:formula="of:=[.B83]*512" office:value-type="float" office:value="971.585070740706">
            <text:p>971,5850707407</text:p>
          </table:table-cell>
          <table:table-cell table:formula="of:=1024-[.C83]" office:value-type="float" office:value="52.4149292592941">
            <text:p>52,4149292593</text:p>
          </table:table-cell>
          <table:table-cell/>
          <table:table-cell table:formula="of:=[.D83]*[.$G$3]" office:value-type="float" office:value="1228.47490451471">
            <text:p>1228,47490451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LOG([.A84];10)" office:value-type="float" office:value="1.90308998699194">
            <text:p>1,903089987</text:p>
          </table:table-cell>
          <table:table-cell table:formula="of:=[.B84]*512" office:value-type="float" office:value="974.382073339875">
            <text:p>974,3820733399</text:p>
          </table:table-cell>
          <table:table-cell table:formula="of:=1024-[.C84]" office:value-type="float" office:value="49.617926660125">
            <text:p>49,6179266601</text:p>
          </table:table-cell>
          <table:table-cell/>
          <table:table-cell table:formula="of:=[.D84]*[.$G$3]" office:value-type="float" office:value="1162.92015609668">
            <text:p>1162,920156096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LOG([.A85];10)" office:value-type="float" office:value="1.90848501887865">
            <text:p>1,9084850189</text:p>
          </table:table-cell>
          <table:table-cell table:formula="of:=[.B85]*512" office:value-type="float" office:value="977.144329665869">
            <text:p>977,1443296659</text:p>
          </table:table-cell>
          <table:table-cell table:formula="of:=1024-[.C85]" office:value-type="float" office:value="46.8556703341313">
            <text:p>46,8556703341</text:p>
          </table:table-cell>
          <table:table-cell/>
          <table:table-cell table:formula="of:=[.D85]*[.$G$3]" office:value-type="float" office:value="1098.1797734562">
            <text:p>1098,179773456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LOG([.A86];10)" office:value-type="float" office:value="1.91381385238372">
            <text:p>1,9138138524</text:p>
          </table:table-cell>
          <table:table-cell table:formula="of:=[.B86]*512" office:value-type="float" office:value="979.872692420463">
            <text:p>979,8726924205</text:p>
          </table:table-cell>
          <table:table-cell table:formula="of:=1024-[.C86]" office:value-type="float" office:value="44.1273075795371">
            <text:p>44,1273075795</text:p>
          </table:table-cell>
          <table:table-cell/>
          <table:table-cell table:formula="of:=[.D86]*[.$G$3]" office:value-type="float" office:value="1034.2337713954">
            <text:p>1034,233771395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LOG([.A87];10)" office:value-type="float" office:value="1.91907809237607">
            <text:p>1,9190780924</text:p>
          </table:table-cell>
          <table:table-cell table:formula="of:=[.B87]*512" office:value-type="float" office:value="982.56798329655">
            <text:p>982,5679832966</text:p>
          </table:table-cell>
          <table:table-cell table:formula="of:=1024-[.C87]" office:value-type="float" office:value="41.4320167034501">
            <text:p>41,4320167035</text:p>
          </table:table-cell>
          <table:table-cell/>
          <table:table-cell table:formula="of:=[.D87]*[.$G$3]" office:value-type="float" office:value="971.062891487112">
            <text:p>971,062891487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LOG([.A88];10)" office:value-type="float" office:value="1.92427928606188">
            <text:p>1,9242792861</text:p>
          </table:table-cell>
          <table:table-cell table:formula="of:=[.B88]*512" office:value-type="float" office:value="985.230994463683">
            <text:p>985,2309944637</text:p>
          </table:table-cell>
          <table:table-cell table:formula="of:=1024-[.C88]" office:value-type="float" office:value="38.7690055363167">
            <text:p>38,7690055363</text:p>
          </table:table-cell>
          <table:table-cell/>
          <table:table-cell table:formula="of:=[.D88]*[.$G$3]" office:value-type="float" office:value="908.648567257424">
            <text:p>908,648567257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LOG([.A89];10)" office:value-type="float" office:value="1.92941892571429">
            <text:p>1,9294189257</text:p>
          </table:table-cell>
          <table:table-cell table:formula="of:=[.B89]*512" office:value-type="float" office:value="987.862489965718">
            <text:p>987,8624899657</text:p>
          </table:table-cell>
          <table:table-cell table:formula="of:=1024-[.C89]" office:value-type="float" office:value="36.1375100342822">
            <text:p>36,1375100343</text:p>
          </table:table-cell>
          <table:table-cell/>
          <table:table-cell table:formula="of:=[.D89]*[.$G$3]" office:value-type="float" office:value="846.972891428488">
            <text:p>846,97289142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LOG([.A90];10)" office:value-type="float" office:value="1.93449845124357">
            <text:p>1,9344984512</text:p>
          </table:table-cell>
          <table:table-cell table:formula="of:=[.B90]*512" office:value-type="float" office:value="990.463207036706">
            <text:p>990,4632070367</text:p>
          </table:table-cell>
          <table:table-cell table:formula="of:=1024-[.C90]" office:value-type="float" office:value="33.5367929632935">
            <text:p>33,5367929633</text:p>
          </table:table-cell>
          <table:table-cell/>
          <table:table-cell table:formula="of:=[.D90]*[.$G$3]" office:value-type="float" office:value="786.018585077191">
            <text:p>786,018585077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LOG([.A91];10)" office:value-type="float" office:value="1.93951925261862">
            <text:p>1,9395192526</text:p>
          </table:table-cell>
          <table:table-cell table:formula="of:=[.B91]*512" office:value-type="float" office:value="993.033857340733">
            <text:p>993,0338573407</text:p>
          </table:table-cell>
          <table:table-cell table:formula="of:=1024-[.C91]" office:value-type="float" office:value="30.9661426592675">
            <text:p>30,9661426593</text:p>
          </table:table-cell>
          <table:table-cell/>
          <table:table-cell table:formula="of:=[.D91]*[.$G$3]" office:value-type="float" office:value="725.768968576581">
            <text:p>725,768968576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LOG([.A92];10)" office:value-type="float" office:value="1.94448267215017">
            <text:p>1,9444826722</text:p>
          </table:table-cell>
          <table:table-cell table:formula="of:=[.B92]*512" office:value-type="float" office:value="995.575128140886">
            <text:p>995,5751281409</text:p>
          </table:table-cell>
          <table:table-cell table:formula="of:=1024-[.C92]" office:value-type="float" office:value="28.4248718591136">
            <text:p>28,4248718591</text:p>
          </table:table-cell>
          <table:table-cell/>
          <table:table-cell table:formula="of:=[.D92]*[.$G$3]" office:value-type="float" office:value="666.207934197976">
            <text:p>666,20793419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LOG([.A93];10)" office:value-type="float" office:value="1.94939000664491">
            <text:p>1,9493900066</text:p>
          </table:table-cell>
          <table:table-cell table:formula="of:=[.B93]*512" office:value-type="float" office:value="998.087683402195">
            <text:p>998,0876834022</text:p>
          </table:table-cell>
          <table:table-cell table:formula="of:=1024-[.C93]" office:value-type="float" office:value="25.9123165978048">
            <text:p>25,9123165978</text:p>
          </table:table-cell>
          <table:table-cell/>
          <table:table-cell table:formula="of:=[.D93]*[.$G$3]" office:value-type="float" office:value="607.319920261049">
            <text:p>607,31992026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LOG([.A94];10)" office:value-type="float" office:value="1.95424250943932">
            <text:p>1,9542425094</text:p>
          </table:table-cell>
          <table:table-cell table:formula="of:=[.B94]*512" office:value-type="float" office:value="1000.57216483293">
            <text:p>1000,5721648329</text:p>
          </table:table-cell>
          <table:table-cell table:formula="of:=1024-[.C94]" office:value-type="float" office:value="23.4278351670657">
            <text:p>23,4278351671</text:p>
          </table:table-cell>
          <table:table-cell/>
          <table:table-cell table:formula="of:=[.D94]*[.$G$3]" office:value-type="float" office:value="549.089886728103">
            <text:p>549,089886728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LOG([.A95];10)" office:value-type="float" office:value="1.95904139232109">
            <text:p>1,9590413923</text:p>
          </table:table-cell>
          <table:table-cell table:formula="of:=[.B95]*512" office:value-type="float" office:value="1003.0291928684">
            <text:p>1003,0291928684</text:p>
          </table:table-cell>
          <table:table-cell table:formula="of:=1024-[.C95]" office:value-type="float" office:value="20.9708071316003">
            <text:p>20,9708071316</text:p>
          </table:table-cell>
          <table:table-cell/>
          <table:table-cell table:formula="of:=[.D95]*[.$G$3]" office:value-type="float" office:value="491.503292146882">
            <text:p>491,503292146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LOG([.A96];10)" office:value-type="float" office:value="1.96378782734556">
            <text:p>1,9637878273</text:p>
          </table:table-cell>
          <table:table-cell table:formula="of:=[.B96]*512" office:value-type="float" office:value="1005.45936760092">
            <text:p>1005,4593676009</text:p>
          </table:table-cell>
          <table:table-cell table:formula="of:=1024-[.C96]" office:value-type="float" office:value="18.5406323990758">
            <text:p>18,5406323991</text:p>
          </table:table-cell>
          <table:table-cell/>
          <table:table-cell table:formula="of:=[.D96]*[.$G$3]" office:value-type="float" office:value="434.546071853339">
            <text:p>434,546071853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LOG([.A97];10)" office:value-type="float" office:value="1.96848294855394">
            <text:p>1,9684829486</text:p>
          </table:table-cell>
          <table:table-cell table:formula="of:=[.B97]*512" office:value-type="float" office:value="1007.86326965961">
            <text:p>1007,8632696596</text:p>
          </table:table-cell>
          <table:table-cell table:formula="of:=1024-[.C97]" office:value-type="float" office:value="16.1367303403853">
            <text:p>16,1367303404</text:p>
          </table:table-cell>
          <table:table-cell/>
          <table:table-cell table:formula="of:=[.D97]*[.$G$3]" office:value-type="float" office:value="378.20461735278">
            <text:p>378,204617352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LOG([.A98];10)" office:value-type="float" office:value="1.9731278535997">
            <text:p>1,9731278536</text:p>
          </table:table-cell>
          <table:table-cell table:formula="of:=[.B98]*512" office:value-type="float" office:value="1010.24146104305">
            <text:p>1010,2414610431</text:p>
          </table:table-cell>
          <table:table-cell table:formula="of:=1024-[.C98]" office:value-type="float" office:value="13.7585389569545">
            <text:p>13,758538957</text:p>
          </table:table-cell>
          <table:table-cell/>
          <table:table-cell table:formula="of:=[.D98]*[.$G$3]" office:value-type="float" office:value="322.46575680362">
            <text:p>322,465756803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LOG([.A99];10)" office:value-type="float" office:value="1.97772360528885">
            <text:p>1,9777236053</text:p>
          </table:table-cell>
          <table:table-cell table:formula="of:=[.B99]*512" office:value-type="float" office:value="1012.59448590789">
            <text:p>1012,5944859079</text:p>
          </table:table-cell>
          <table:table-cell table:formula="of:=1024-[.C99]" office:value-type="float" office:value="11.40551409211">
            <text:p>11,4055140921</text:p>
          </table:table-cell>
          <table:table-cell/>
          <table:table-cell table:formula="of:=[.D99]*[.$G$3]" office:value-type="float" office:value="267.316736533829">
            <text:p>267,316736533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formula="of:=LOG([.A100];10)" office:value-type="float" office:value="1.98227123303957">
            <text:p>1,982271233</text:p>
          </table:table-cell>
          <table:table-cell table:formula="of:=[.B100]*512" office:value-type="float" office:value="1014.92287131626">
            <text:p>1014,9228713163</text:p>
          </table:table-cell>
          <table:table-cell table:formula="of:=1024-[.C100]" office:value-type="float" office:value="9.07712868374108">
            <text:p>9,0771286837</text:p>
          </table:table-cell>
          <table:table-cell/>
          <table:table-cell table:formula="of:=[.D100]*[.$G$3]" office:value-type="float" office:value="212.745203525182">
            <text:p>212,745203525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formula="of:=LOG([.A101];10)" office:value-type="float" office:value="1.98677173426624">
            <text:p>1,9867717343</text:p>
          </table:table-cell>
          <table:table-cell table:formula="of:=[.B101]*512" office:value-type="float" office:value="1017.22712794432">
            <text:p>1017,2271279443</text:p>
          </table:table-cell>
          <table:table-cell table:formula="of:=1024-[.C101]" office:value-type="float" office:value="6.77287205568268">
            <text:p>6,7728720557</text:p>
          </table:table-cell>
          <table:table-cell/>
          <table:table-cell table:formula="of:=[.D101]*[.$G$3]" office:value-type="float" office:value="158.739188805063">
            <text:p>158,739188805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formula="of:=LOG([.A102];10)" office:value-type="float" office:value="1.9912260756925">
            <text:p>1,9912260757</text:p>
          </table:table-cell>
          <table:table-cell table:formula="of:=[.B102]*512" office:value-type="float" office:value="1019.50775075456">
            <text:p>1019,5077507546</text:p>
          </table:table-cell>
          <table:table-cell table:formula="of:=1024-[.C102]" office:value-type="float" office:value="4.49224924544262">
            <text:p>4,4922492454</text:p>
          </table:table-cell>
          <table:table-cell/>
          <table:table-cell table:formula="of:=[.D102]*[.$G$3]" office:value-type="float" office:value="105.287091690061">
            <text:p>105,287091690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LOG([.A103];10)" office:value-type="float" office:value="1.99563519459755">
            <text:p>1,9956351946</text:p>
          </table:table-cell>
          <table:table-cell table:formula="of:=[.B103]*512" office:value-type="float" office:value="1021.76521963395">
            <text:p>1021,765219634</text:p>
          </table:table-cell>
          <table:table-cell table:formula="of:=1024-[.C103]" office:value-type="float" office:value="2.23478036605456">
            <text:p>2,2347803661</text:p>
          </table:table-cell>
          <table:table-cell/>
          <table:table-cell table:formula="of:=[.D103]*[.$G$3]" office:value-type="float" office:value="52.3776648294039">
            <text:p>52,377664829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LOG([.A104];10)" office:value-type="float" office:value="2">
            <text:p>2</text:p>
          </table:table-cell>
          <table:table-cell table:formula="of:=[.B104]*512" office:value-type="float" office:value="1024">
            <text:p>1024</text:p>
          </table:table-cell>
          <table:table-cell table:formula="of:=1024-[.C104]" office:value-type="float" office:value="0">
            <text:p>0</text:p>
          </table:table-cell>
          <table:table-cell/>
          <table:table-cell table:formula="of:=[.D104]*[.$G$3]" office:value-type="float" office:value="0">
            <text:p>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.03.2012</text:date>, <text:time>23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5T12:33:28.26</meta:creation-date>
    <dc:date>2012-03-05T23:22:39.38</dc:date>
    <meta:editing-duration>PT2M29S</meta:editing-duration>
    <meta:editing-cycles>1</meta:editing-cycles>
    <meta:document-statistic meta:table-count="3" meta:cell-count="506" meta:object-count="0"/>
    <meta:generator>LibreOffice/3.4$Win32 LibreOffice_project/340m1$Build-402</meta:generator>
  </office:meta>
</office:document-meta>
</file>